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start" style:justify-single-word="false"/>
      <style:text-properties fo:font-size="12pt" officeooo:rsid="0014df4a" officeooo:paragraph-rsid="0014df4a" style:font-size-asian="10.5pt" style:font-size-complex="12pt"/>
    </style:style>
    <style:style style:name="P2" style:family="paragraph" style:parent-style-name="Standard">
      <style:paragraph-properties fo:text-align="start" style:justify-single-word="false"/>
      <style:text-properties fo:font-size="12pt" fo:font-weight="normal" officeooo:rsid="0014df4a" officeooo:paragraph-rsid="0014df4a"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4df4a" officeooo:paragraph-rsid="001540c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6c001" officeooo:paragraph-rsid="0016c001"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6c001" officeooo:paragraph-rsid="0016d8ba"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7ccf5" officeooo:paragraph-rsid="0017ccf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7e373" officeooo:paragraph-rsid="0017e373"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9cca8" officeooo:paragraph-rsid="0019cca8"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4pt" fo:font-weight="bold" officeooo:rsid="0014df4a" officeooo:paragraph-rsid="0014df4a"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bold" officeooo:rsid="0014df4a" officeooo:paragraph-rsid="0014df4a" style:font-size-asian="12.25pt" style:font-weight-asian="bold" style:font-size-complex="14pt" style:font-weight-complex="bold"/>
    </style:style>
    <style:style style:name="P11" style:family="paragraph" style:parent-style-name="Standard">
      <style:paragraph-properties fo:text-align="start" style:justify-single-word="false"/>
      <style:text-properties fo:font-size="14pt" fo:font-weight="bold" officeooo:rsid="0014df4a" officeooo:paragraph-rsid="0016c001" style:font-size-asian="12.25pt" style:font-weight-asian="bold" style:font-size-complex="14pt" style:font-weight-complex="bold"/>
    </style:style>
    <style:style style:name="P12" style:family="paragraph" style:parent-style-name="Standard" style:master-page-name="Standard">
      <style:paragraph-properties fo:text-align="center" style:justify-single-word="false" style:page-number="1"/>
    </style:style>
    <style:style style:name="P13" style:family="paragraph" style:parent-style-name="Standard">
      <style:paragraph-properties fo:text-align="center" style:justify-single-word="false"/>
      <style:text-properties fo:font-size="24pt" officeooo:rsid="0014df4a" style:font-size-asian="21pt" style:font-size-complex="24pt"/>
    </style:style>
    <style:style style:name="P14" style:family="paragraph" style:parent-style-name="Standard">
      <style:paragraph-properties fo:text-align="start" style:justify-single-word="false"/>
      <style:text-properties fo:font-size="24pt" officeooo:rsid="0014df4a" style:font-size-asian="21pt" style:font-size-complex="24pt"/>
    </style:style>
    <style:style style:name="P15" style:family="paragraph" style:parent-style-name="Standard" style:list-style-name="L1">
      <style:paragraph-properties fo:text-align="start" style:justify-single-word="false"/>
      <style:text-properties officeooo:paragraph-rsid="0014df4a"/>
    </style:style>
    <style:style style:name="P16" style:family="paragraph" style:parent-style-name="Standard" style:list-style-name="L1">
      <style:paragraph-properties fo:text-align="start" style:justify-single-word="false"/>
      <style:text-properties officeooo:rsid="001540c6" officeooo:paragraph-rsid="001540c6"/>
    </style:style>
    <style:style style:name="P17" style:family="paragraph" style:parent-style-name="Standard" style:list-style-name="L1">
      <style:paragraph-properties fo:text-align="start" style:justify-single-word="false"/>
      <style:text-properties fo:font-size="12pt" officeooo:rsid="001540c6" officeooo:paragraph-rsid="001540c6" style:font-size-asian="10.5pt" style:font-size-complex="12pt"/>
    </style:style>
    <style:style style:name="P18" style:family="paragraph" style:parent-style-name="Standard">
      <style:paragraph-properties fo:text-align="start" style:justify-single-word="false"/>
      <style:text-properties fo:font-size="12pt" officeooo:rsid="001540c6" officeooo:paragraph-rsid="001540c6" style:font-size-asian="10.5pt" style:font-size-complex="12pt"/>
    </style:style>
    <style:style style:name="P19" style:family="paragraph" style:parent-style-name="Standard">
      <style:paragraph-properties fo:text-align="start" style:justify-single-word="false"/>
      <style:text-properties fo:font-size="12pt" fo:font-weight="bold" officeooo:rsid="001540c6" officeooo:paragraph-rsid="001540c6"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normal" officeooo:rsid="001540c6" officeooo:paragraph-rsid="001540c6"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6d8ba" officeooo:paragraph-rsid="0016d8ba" style:font-size-asian="10.5pt" style:font-weight-asian="normal" style:font-size-complex="12pt" style:font-weight-complex="normal"/>
    </style:style>
    <style:style style:name="T1" style:family="text">
      <style:text-properties fo:font-size="24pt" officeooo:rsid="0014df4a" style:font-size-asian="21pt" style:font-size-complex="24pt"/>
    </style:style>
    <style:style style:name="T2" style:family="text">
      <style:text-properties fo:font-size="12pt" style:font-size-asian="10.5pt" style:font-size-complex="12pt"/>
    </style:style>
    <style:style style:name="T3" style:family="text">
      <style:text-properties fo:font-size="12pt" officeooo:rsid="0014df4a" style:font-size-asian="10.5pt" style:font-size-complex="12pt"/>
    </style:style>
    <style:style style:name="T4" style:family="text">
      <style:text-properties fo:font-size="12pt" officeooo:rsid="001540c6" style:font-size-asian="10.5pt" style:font-size-complex="12pt"/>
    </style:style>
    <style:style style:name="T5" style:family="text">
      <style:text-properties officeooo:rsid="001540c6"/>
    </style:style>
    <style:style style:name="T6" style:family="text">
      <style:text-properties officeooo:rsid="0016c001"/>
    </style:style>
    <style:style style:name="T7" style:family="text">
      <style:text-properties officeooo:rsid="0016d8ba"/>
    </style:style>
    <style:style style:name="T8" style:family="text">
      <style:text-properties officeooo:rsid="0017e373"/>
    </style:style>
    <style:style style:name="T9" style:family="text">
      <style:text-properties officeooo:rsid="001bcb6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tab/><text:span text:style-name="T1">PROJET 5</text:span></text:p>
      <text:p text:style-name="P13"/>
      <text:p text:style-name="P13">Utilisez les données publiques de l'OpenFoodFacts</text:p>
      <text:p text:style-name="P13"/>
      <text:p text:style-name="P14"/>
      <text:p text:style-name="P1">Ce document décrit les principales étapes de réalisation du projet. </text:p>
      <text:p text:style-name="P1"/>
      <text:p text:style-name="P9">Rappel</text:p>
      <text:p text:style-name="P2">La startup Purbeurre aimerait mieux connaître les goûts de les clients. </text:p>
      <text:p text:style-name="P1">Elle souhaite créer un programme qui interagirait avec la base de données Open Food Facts pour en récupérer les aliments, les comparer et proposer à l'utilisateur un substitut plus sain à l'aliment qui lui fait envie.</text:p>
      <text:p text:style-name="P1"/>
      <text:p text:style-name="P10">Besoins identifiés</text:p>
      <text:p text:style-name="P1">Je comprends donc que ce projet comprendra :</text:p>
      <text:list xml:id="list1517575947" text:style-name="L1">
        <text:list-item>
          <text:p text:style-name="P15"><text:span text:style-name="T3">Une première </text:span><text:span text:style-name="T4">étape de web </text:span><text:span text:style-name="T3">scrapping <text:s/></text:span></text:p>
        </text:list-item>
        <text:list-item>
          <text:p text:style-name="P16"><text:span text:style-name="T3">U</text:span><text:span text:style-name="T2">ne administration de bases de données (basique)</text:span></text:p>
        </text:list-item>
        <text:list-item>
          <text:p text:style-name="P17">Le développement d’une application interactive dans le terminale, application qui se basera sur les données enregistrées dans mes tables et pourra modifier la base de données en temps réel en fonction des choix de l’utilisateur </text:p>
        </text:list-item>
      </text:list>
      <text:p text:style-name="P18"/>
      <text:p text:style-name="P19">Document Driven Developpment</text:p>
      <text:p text:style-name="P3"><text:span text:style-name="T5">L</text:span>e<text:span text:style-name="T5">s</text:span> <text:span text:style-name="T5">étapes du projet doivent être documentées avant d’être codées. Je m’appuie sur une gestion de projet </text:span><text:a xlink:type="simple" xlink:href="https://trello.com/b/lbqJxrk7/p5" text:style-name="Internet_20_link" text:visited-style-name="Visited_20_Internet_20_Link"><text:span text:style-name="T5">Trello</text:span></text:a><text:span text:style-name="T5"> avec user stories pour découper et organiser ma progression.</text:span></text:p>
      <text:p text:style-name="P3"/>
      <text:p text:style-name="P20"><text:s/></text:p>
      <text:p text:style-name="P11"><text:span text:style-name="T6">Prérequis pour le W</text:span>e<text:span text:style-name="T6">b Scrapping </text:span></text:p>
      <text:p text:style-name="P4">Le web scraping est une technique d'extraction du contenu de sites Web, via un script ou un programme, dans le but de le transformer pour permettre son utilisation dans un autre contexte. <text:line-break/>J’ai besoin de préparer: </text:p>
      <text:p text:style-name="P4">- une API web (celle d’ OpenFoodFacts nous retourne les données au format JSON) et une base de données</text:p>
      <text:p text:style-name="P4">- Un module python pour le requêtes HTTP</text:p>
      <text:p text:style-name="P4"><text:soft-page-break/>- Un ORM si je veux simplifier la gestion de ma base de données en utilisant des objets Python</text:p>
      <text:p text:style-name="P4">- et une base de données mysql.</text:p>
      <text:p text:style-name="P4"/>
      <text:p text:style-name="P4">J’ai choisi l’ORM Peewee simple à utiliser pour de petits projets.</text:p>
      <text:p text:style-name="P4"/>
      <text:p text:style-name="P4">Voici la liste des étapes du développement. A chaque étape <text:span text:style-name="T7">achevée</text:span> on rajoute un é<text:span text:style-name="T7">l</text:span>ément à la liste</text:p>
      <text:p text:style-name="P4"/>
      <text:p text:style-name="P4">1) Installer et configurer mysql</text:p>
      <text:p text:style-name="P4">2) Installer Peewee</text:p>
      <text:p text:style-name="P5">3) Peewee ne <text:span text:style-name="T7">permet pas de créer la base de données, La créer avec Mysql Workbench</text:span></text:p>
      <text:p text:style-name="P21">4) Récupérer les données pour une catégorie avec Postman</text:p>
      <text:p text:style-name="P21">5) On sait comment elles sont structurées. Créer les tables Categories et Products avec Peewee. Categories comprend les noms des 5 categories que j’ai choisi et leur <text:s/>ID</text:p>
      <text:p text:style-name="P21">6) Remplir Products avec peewee à partir de 1000 produits récupérés en éliminant ceux qui possèdent des champs manquants</text:p>
      <text:p text:style-name="P6">7) Créér la table Favorites avec Peewee</text:p>
      <text:p text:style-name="P6">8) Créer le premier choix dans le terminal</text:p>
      <text:p text:style-name="P6">9) Développer le cas 1 du premier choix en affichant les différentes catégories dans un second choix</text:p>
      <text:p text:style-name="P6">10) Afficher la catégorie sélectionnée et le choix d’un produit à substituer</text:p>
      <text:p text:style-name="P6">11) Afficher les produits de la même catégorie possédant un meilleur nutriscore s’il y en a.</text:p>
      <text:p text:style-name="P6">12) Afficher le choix du produit de substitution</text:p>
      <text:p text:style-name="P6">13) Enregistrer la substitution dans l<text:span text:style-name="T8">a table Favorites</text:span></text:p>
      <text:p text:style-name="P7">14) Si l’utilisateur a choisi 2 dans le premier menu de l’application afficher le contenu de la table Favorites.</text:p>
      <text:p text:style-name="P7"/>
      <text:p text:style-name="P8">Une fois Peewee compris la grande difficulté a été de faire fonctionner des input de terminal imbriquées les unes dans les autres en conse<text:span text:style-name="T9">r</text:span>vant les choix précédents dans des varia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dc:date>2020-01-08T14:28:39.583000000</dc:date>
    <meta:editing-duration>PT21M52S</meta:editing-duration>
    <meta:editing-cycles>6</meta:editing-cycles>
    <meta:document-statistic meta:table-count="0" meta:image-count="0" meta:object-count="0" meta:page-count="2" meta:paragraph-count="37" meta:word-count="485" meta:character-count="2904" meta:non-whitespace-character-count="2447"/>
  </office:meta>
</office:document-meta>
</file>